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353cm" style:contextual-spacing="false" fo:line-height="100%" fo:text-align="center" style:justify-single-word="false" fo:text-indent="0cm" style:auto-text-indent="false" style:writing-mode="lr-tb"/>
      <style:text-properties fo:font-size="10pt" fo:language="es" fo:country="ES" fo:font-weight="bold" style:font-size-asian="10pt" style:font-weight-asian="bold" style:font-size-complex="10pt" style:font-weight-complex="bold"/>
    </style:style>
    <style:style style:name="P2" style:family="paragraph" style:parent-style-name="Standard">
      <style:paragraph-properties fo:margin-left="0cm" fo:margin-right="0cm" fo:margin-top="0cm" fo:margin-bottom="0cm" style:contextual-spacing="false" fo:line-height="150%" fo:text-align="justify" style:justify-single-word="false" fo:text-indent="0cm" style:auto-text-indent="false" fo:break-before="auto" fo:break-after="auto" style:writing-mode="lr-tb"/>
      <style:text-properties fo:language="es" fo:country="ES"/>
    </style:style>
    <style:style style:name="P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language="es" fo:country="ES"/>
    </style:style>
    <style:style style:name="P4" style:family="paragraph" style:parent-style-name="Standard">
      <style:paragraph-properties fo:margin-left="0cm" fo:margin-right="0cm" fo:text-align="justify" style:justify-single-word="false" fo:text-indent="0cm" style:auto-text-indent="false" fo:break-before="auto" fo:break-after="auto" style:writing-mode="lr-tb"/>
      <style:text-properties fo:language="es" fo:country="ES"/>
    </style:style>
    <style:style style:name="P5" style:family="paragraph" style:parent-style-name="Standard">
      <style:paragraph-properties fo:margin-left="0cm" fo:margin-right="0cm" fo:text-align="justify" style:justify-single-word="false" fo:text-indent="0cm" style:auto-text-indent="false" style:writing-mode="lr-tb"/>
      <style:text-properties fo:language="es" fo:country="ES"/>
    </style:style>
    <style:style style:name="P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writing-mode="lr-tb"/>
      <style:text-properties fo:language="es" fo:country="ES"/>
    </style:style>
    <style:style style:name="P7" style:family="paragraph" style:parent-style-name="Standard">
      <style:paragraph-properties fo:margin-left="0cm" fo:margin-right="0cm" fo:margin-top="0cm" fo:margin-bottom="0cm" style:contextual-spacing="false" fo:line-height="115%" fo:text-align="justify" style:justify-single-word="false" fo:text-indent="1.27cm" style:auto-text-indent="false" fo:break-before="auto" fo:break-after="auto" style:writing-mode="lr-tb"/>
      <style:text-properties fo:language="es" fo:country="ES"/>
    </style:style>
    <style:style style:name="P8"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auto" fo:break-after="auto" style:writing-mode="lr-tb"/>
      <style:text-properties fo:language="es" fo:country="ES"/>
    </style:style>
    <style:style style:name="P9" style:family="paragraph" style:parent-style-name="Standard">
      <style:paragraph-properties fo:margin-left="0cm" fo:margin-right="0cm" fo:text-indent="1.27cm" style:auto-text-indent="false" fo:break-before="auto" fo:break-after="auto" style:writing-mode="lr-tb"/>
      <style:text-properties fo:language="es" fo:country="ES"/>
    </style:style>
    <style:style style:name="P10" style:family="paragraph" style:parent-style-name="Standard">
      <style:paragraph-properties fo:margin-left="0cm" fo:margin-right="0cm" fo:text-align="justify" style:justify-single-word="false" fo:text-indent="1.27cm" style:auto-text-indent="false" fo:break-before="auto" fo:break-after="auto" style:writing-mode="lr-tb"/>
      <style:text-properties fo:language="es" fo:country="ES"/>
    </style:style>
    <style:style style:name="P11" style:family="paragraph" style:parent-style-name="Standard">
      <style:paragraph-properties fo:margin-left="0cm" fo:margin-right="0cm" fo:text-indent="1.27cm" style:auto-text-indent="false" style:writing-mode="lr-tb"/>
      <style:text-properties fo:language="es" fo:country="ES"/>
    </style:style>
    <style:style style:name="P12" style:family="paragraph" style:parent-style-name="Standard">
      <style:paragraph-properties fo:break-before="auto" fo:break-after="auto" style:writing-mode="lr-tb"/>
      <style:text-properties fo:language="es" fo:country="ES"/>
    </style:style>
    <style:style style:name="P13" style:family="paragraph" style:parent-style-name="Standard">
      <style:paragraph-properties fo:text-align="justify" style:justify-single-word="false" fo:break-before="auto" fo:break-after="auto" style:writing-mode="lr-tb"/>
      <style:text-properties fo:language="es" fo:country="ES"/>
    </style:style>
    <style:style style:name="P14" style:family="paragraph" style:parent-style-name="Standard">
      <style:paragraph-properties style:writing-mode="lr-tb"/>
      <style:text-properties fo:language="es" fo:country="ES"/>
    </style:style>
    <style:style style:name="P15" style:family="paragraph" style:parent-style-name="Standard">
      <style:paragraph-properties fo:text-align="justify" style:justify-single-word="false" style:writing-mode="lr-tb"/>
      <style:text-properties fo:language="es" fo:country="ES"/>
    </style:style>
    <style:style style:name="P16" style:family="paragraph" style:parent-style-name="Contents_20_Heading">
      <style:text-properties fo:language="es" fo:country="ES"/>
    </style:style>
    <style:style style:name="P17" style:family="paragraph" style:parent-style-name="Standard">
      <style:paragraph-properties fo:margin-left="-0.026cm" fo:margin-right="0cm" fo:margin-top="0cm" fo:margin-bottom="0cm" style:contextual-spacing="false" fo:line-height="115%" fo:text-align="justify" style:justify-single-word="false" fo:text-indent="0cm" style:auto-text-indent="false" fo:break-before="auto" fo:break-after="auto" style:writing-mode="lr-tb"/>
      <style:text-properties fo:language="es" fo:country="ES"/>
    </style:style>
    <style:style style:name="P18" style:family="paragraph" style:parent-style-name="Contents_20_1">
      <style:paragraph-properties>
        <style:tab-stops>
          <style:tab-stop style:position="14.46cm" style:type="right" style:leader-style="dotted" style:leader-text="."/>
        </style:tab-stops>
      </style:paragraph-properties>
    </style:style>
    <style:style style:name="P19" style:family="paragraph" style:parent-style-name="Contents_20_3">
      <style:paragraph-properties>
        <style:tab-stops>
          <style:tab-stop style:position="13.462cm" style:type="right" style:leader-style="dotted" style:leader-text="."/>
        </style:tab-stops>
      </style:paragraph-properties>
    </style:style>
    <style:style style:name="P20" style:family="paragraph" style:parent-style-name="Contents_20_2">
      <style:paragraph-properties>
        <style:tab-stops>
          <style:tab-stop style:position="13.961cm" style:type="right" style:leader-style="dotted" style:leader-text="."/>
        </style:tab-stops>
      </style:paragraph-properties>
    </style:style>
    <style:style style:name="P21" style:family="paragraph" style:parent-style-name="Heading_20_1" style:list-style-name="" style:master-page-name="Standard">
      <style:paragraph-properties fo:line-height="100%" fo:text-align="center" style:justify-single-word="false" fo:orphans="2" fo:widows="2" style:page-number="auto" fo:break-before="auto" fo:break-after="auto" style:writing-mode="lr-tb"/>
      <style:text-properties fo:language="es" fo:country="ES"/>
    </style:style>
    <style:style style:name="P22" style:family="paragraph" style:parent-style-name="Heading_20_1" style:list-style-name="">
      <style:paragraph-properties fo:line-height="100%" fo:text-align="center" style:justify-single-word="false" fo:orphans="2" fo:widows="2" style:writing-mode="lr-tb"/>
      <style:text-properties fo:language="es" fo:country="ES"/>
    </style:style>
    <style:style style:name="P23" style:family="paragraph" style:parent-style-name="Heading_20_1" style:list-style-name="">
      <style:paragraph-properties fo:line-height="100%" fo:text-align="center" style:justify-single-word="false" fo:orphans="2" fo:widows="2" style:writing-mode="lr-tb"/>
      <style:text-properties fo:language="es" fo:country="ES" officeooo:rsid="000b3654" officeooo:paragraph-rsid="000b3654"/>
    </style:style>
    <style:style style:name="P24" style:family="paragraph" style:parent-style-name="Heading_20_1">
      <style:paragraph-properties fo:text-align="start" style:justify-single-word="false" fo:break-before="page" style:writing-mode="lr-tb"/>
      <style:text-properties fo:font-size="17pt" fo:language="es" fo:country="ES" style:font-size-asian="17pt" style:font-size-complex="17pt"/>
    </style:style>
    <style:style style:name="P25" style:family="paragraph" style:parent-style-name="Heading_20_3">
      <style:paragraph-properties fo:break-before="auto" fo:break-after="auto" style:writing-mode="lr-tb"/>
      <style:text-properties fo:language="es" fo:country="ES"/>
    </style:style>
    <style:style style:name="P26" style:family="paragraph" style:parent-style-name="Heading_20_3">
      <style:paragraph-properties fo:text-align="justify" style:justify-single-word="false" fo:break-before="auto" fo:break-after="auto" style:writing-mode="lr-tb"/>
      <style:text-properties fo:language="es" fo:country="ES"/>
    </style:style>
    <style:style style:name="P27" style:family="paragraph" style:parent-style-name="Heading_20_3">
      <style:paragraph-properties fo:margin-left="-0.026cm" fo:margin-right="0cm" fo:text-align="justify" style:justify-single-word="false" fo:text-indent="0cm" style:auto-text-indent="false" fo:break-before="auto" fo:break-after="auto" style:writing-mode="lr-tb">
        <style:tab-stops>
          <style:tab-stop style:position="-0.397cm"/>
        </style:tab-stops>
      </style:paragraph-properties>
      <style:text-properties fo:font-size="11pt" fo:language="es" fo:country="ES" style:font-size-asian="11pt" style:font-size-complex="11pt"/>
    </style:style>
    <style:style style:name="P28" style:family="paragraph" style:parent-style-name="Heading_20_3">
      <style:paragraph-properties style:writing-mode="lr-tb"/>
      <style:text-properties fo:language="es" fo:country="ES"/>
    </style:style>
    <style:style style:name="P29" style:family="paragraph" style:parent-style-name="Heading_20_3">
      <style:paragraph-properties fo:margin-top="0.494cm" fo:margin-bottom="0.141cm" style:contextual-spacing="false" fo:break-before="auto" fo:break-after="auto" style:writing-mode="lr-tb"/>
      <style:text-properties fo:language="es" fo:country="ES"/>
    </style:style>
    <style:style style:name="P30" style:family="paragraph" style:parent-style-name="Heading_20_3">
      <style:paragraph-properties fo:margin-top="0.494cm" fo:margin-bottom="0.141cm" style:contextual-spacing="false" style:writing-mode="lr-tb"/>
      <style:text-properties fo:font-size="11pt" fo:language="es" fo:country="ES" style:font-size-asian="11pt" style:font-size-complex="11pt"/>
    </style:style>
    <style:style style:name="P31" style:family="paragraph" style:parent-style-name="Heading_20_3">
      <style:paragraph-properties fo:margin-left="0cm" fo:margin-right="0cm" fo:line-height="150%" fo:text-align="start" style:justify-single-word="false" fo:orphans="2" fo:widows="2" fo:text-indent="0cm" style:auto-text-indent="false"/>
      <style:text-properties fo:color="#000000" style:text-line-through-style="none" style:font-name="Arial" fo:font-size="11pt" fo:language="es" fo:country="ES" fo:font-style="normal" style:text-underline-style="none" style:font-name-asian="Arial" style:font-size-asian="11pt" style:font-style-asian="normal" style:font-name-complex="Arial" style:font-size-complex="11pt" style:font-style-complex="normal"/>
    </style:style>
    <style:style style:name="P32" style:family="paragraph" style:parent-style-name="Heading_20_3">
      <style:paragraph-properties fo:margin-left="0cm" fo:margin-right="0cm" fo:line-height="150%" fo:text-align="start" style:justify-single-word="false" fo:orphans="2" fo:widows="2" fo:text-indent="0cm" style:auto-text-indent="false"/>
      <style:text-properties fo:language="es" fo:country="ES"/>
    </style:style>
    <style:style style:name="P33" style:family="paragraph" style:parent-style-name="Heading_20_3">
      <style:paragraph-properties fo:margin-left="0cm" fo:margin-right="0cm" fo:margin-top="0.494cm" fo:margin-bottom="0cm" style:contextual-spacing="false" fo:line-height="150%" fo:text-align="start" style:justify-single-word="false" fo:text-indent="0cm" style:auto-text-indent="false" fo:break-before="auto" fo:break-after="auto" style:writing-mode="lr-tb"/>
      <style:text-properties fo:language="es" fo:country="ES"/>
    </style:style>
    <style:style style:name="P34" style:family="paragraph" style:parent-style-name="Standard" style:master-page-name="Standard">
      <style:paragraph-properties fo:margin-left="0cm" fo:margin-right="0cm" fo:margin-top="0cm" fo:margin-bottom="0.353cm" style:contextual-spacing="false" fo:line-height="100%" fo:text-align="center" style:justify-single-word="false" fo:text-indent="0cm" style:auto-text-indent="false" style:page-number="auto" fo:break-before="auto" fo:break-after="auto" style:writing-mode="lr-tb"/>
      <style:text-properties fo:font-size="10pt" fo:language="es" fo:country="ES" fo:font-weight="bold" officeooo:paragraph-rsid="000b3654" style:font-size-asian="10pt" style:font-weight-asian="bold" style:font-size-complex="10pt" style:font-weight-complex="bold"/>
    </style:style>
    <style:style style:name="P35" style:family="paragraph" style:parent-style-name="Standard" style:list-style-name="LS3">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language="es" fo:country="ES"/>
    </style:style>
    <style:style style:name="P36" style:family="paragraph" style:parent-style-name="Standard" style:list-style-name="LS2">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ext-properties fo:language="es" fo:country="ES"/>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fo:color="#000000" style:text-line-through-style="none" style:font-name="Arial" fo:language="es" fo:country="ES" fo:font-style="normal" style:text-underline-style="none" style:font-name-asian="Arial" style:font-style-asian="normal" style:font-name-complex="Arial" style:font-style-complex="normal"/>
    </style:style>
    <style:style style:name="P38" style:family="paragraph" style:parent-style-name="Standard" style:list-style-name="LS3">
      <style:text-properties fo:language="es" fo:country="ES"/>
    </style:style>
    <style:style style:name="P39" style:family="paragraph" style:parent-style-name="Standard" style:list-style-name="LS2">
      <style:text-properties fo:language="es" fo:country="ES"/>
    </style:style>
    <style:style style:name="P40" style:family="paragraph" style:parent-style-name="Standard" style:list-style-name="">
      <style:text-properties fo:language="es" fo:country="ES"/>
    </style:style>
    <style:style style:name="P41" style:family="paragraph" style:parent-style-name="Standard" style:list-style-name="LS2">
      <style:paragraph-properties fo:text-align="justify" style:justify-single-word="false"/>
      <style:text-properties fo:language="es" fo:country="ES"/>
    </style:style>
    <style:style style:name="P42" style:family="paragraph" style:parent-style-name="Standard" style:list-style-name="">
      <style:paragraph-properties fo:text-align="justify" style:justify-single-word="false"/>
      <style:text-properties fo:language="es" fo:country="ES"/>
    </style:style>
    <style:style style:name="P43" style:family="paragraph" style:parent-style-name="Standard" style:list-style-name="LS1">
      <style:paragraph-properties fo:margin-top="0cm" fo:margin-bottom="0cm" style:contextual-spacing="false" fo:text-align="justify" style:justify-single-word="false" fo:break-before="auto" fo:break-after="auto" style:writing-mode="lr-tb"/>
      <style:text-properties fo:language="es" fo:country="ES"/>
    </style:style>
    <style:style style:name="P44" style:family="paragraph" style:parent-style-name="Standard" style:list-style-name="LS2">
      <style:paragraph-properties fo:margin-top="0cm" fo:margin-bottom="0cm" style:contextual-spacing="false" fo:break-before="auto" fo:break-after="auto" style:writing-mode="lr-tb"/>
      <style:text-properties fo:language="es" fo:country="ES"/>
    </style:style>
    <style:style style:name="P45" style:family="paragraph" style:parent-style-name="Standard">
      <style:paragraph-properties fo:margin-left="-0.026cm" fo:margin-right="0cm" fo:text-align="justify" style:justify-single-word="false" fo:text-indent="1.296cm" style:auto-text-indent="false">
        <style:tab-stops>
          <style:tab-stop style:position="-0.397cm"/>
        </style:tab-stops>
      </style:paragraph-properties>
      <style:text-properties fo:language="es" fo:country="ES"/>
    </style:style>
    <style:style style:name="P46" style:family="paragraph" style:parent-style-name="Standard">
      <style:paragraph-properties fo:margin-left="0cm" fo:margin-right="0cm" fo:text-align="justify" style:justify-single-word="false" fo:text-indent="1.296cm" style:auto-text-indent="false">
        <style:tab-stops/>
      </style:paragraph-properties>
    </style:style>
    <style:style style:name="P47" style:family="paragraph" style:parent-style-name="Standard">
      <style:paragraph-properties fo:margin-left="0cm" fo:margin-right="0cm" fo:text-align="justify" style:justify-single-word="false" fo:text-indent="1.323cm" style:auto-text-indent="false">
        <style:tab-stops/>
      </style:paragraph-properties>
    </style:style>
    <style:style style:name="P48" style:family="paragraph" style:parent-style-name="Heading_20_2" style:list-style-name="">
      <style:text-properties fo:language="es" fo:country="ES"/>
    </style:style>
    <style:style style:name="P49" style:family="paragraph" style:parent-style-name="Heading_20_2">
      <style:paragraph-properties fo:break-before="auto" fo:break-after="auto" style:writing-mode="lr-tb"/>
      <style:text-properties fo:language="es" fo:country="ES"/>
    </style:style>
    <style:style style:name="P50" style:family="paragraph" style:parent-style-name="Heading_20_2">
      <style:paragraph-properties fo:margin-left="0cm" fo:margin-right="0cm" fo:margin-top="0.635cm" fo:margin-bottom="0.141cm" style:contextual-spacing="false" fo:line-height="115%" fo:text-align="start" style:justify-single-word="false" fo:text-indent="0cm" style:auto-text-indent="false" fo:break-before="auto" fo:break-after="auto" style:writing-mode="lr-tb"/>
      <style:text-properties fo:language="es" fo:country="ES"/>
    </style:style>
    <style:style style:name="P51" style:family="paragraph" style:parent-style-name="Contents_20_Heading" style:master-page-name="Standard">
      <style:paragraph-properties style:page-number="auto" fo:break-before="page"/>
    </style:style>
    <style:style style:name="P52" style:family="paragraph" style:parent-style-name="Text_20_body" style:list-style-name="">
      <style:text-properties fo:language="es" fo:country="ES"/>
    </style:style>
    <style:style style:name="P53" style:family="paragraph" style:parent-style-name="Text_20_body" style:list-style-name="">
      <style:text-properties fo:language="es" fo:country="ES" fo:font-weight="bold" style:font-weight-asian="bold" style:font-weight-complex="bold"/>
    </style:style>
    <style:style style:name="P54" style:family="paragraph" style:parent-style-name="Text_20_body" style:list-style-name="">
      <style:paragraph-properties fo:text-align="end" style:justify-single-word="false"/>
      <style:text-properties fo:language="es" fo:country="ES" fo:font-weight="bold" style:font-weight-asian="bold" style:font-weight-complex="bold"/>
    </style:style>
    <style:style style:name="P55" style:family="paragraph" style:parent-style-name="Text_20_body" style:list-style-name="">
      <style:paragraph-properties fo:line-height="150%" fo:text-align="start" style:justify-single-word="false" fo:orphans="2" fo:widows="2" style:writing-mode="lr-tb"/>
      <style:text-properties fo:language="es" fo:country="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style:text-line-through-style="none" style:font-name="Arial" fo:font-style="normal" style:text-underline-style="none" style:font-name-asian="Arial" style:font-style-asian="normal" style:font-name-complex="Arial" style:font-style-complex="normal"/>
    </style:style>
    <style:style style:name="T4" style:family="text">
      <style:text-properties fo:color="#000000" style:text-line-through-style="none" style:font-name="Arial" fo:language="es" fo:country="ES" fo:font-style="normal" style:text-underline-style="none" style:font-name-asian="Arial" style:font-style-asian="normal" style:font-name-complex="Arial" style:font-style-complex="normal"/>
    </style:style>
    <style:style style:name="T5" style:family="text">
      <style:text-properties fo:color="#000000" style:text-line-through-style="none" style:font-name="Arial" fo:language="es" fo:country="ES" fo:font-style="normal" style:text-underline-style="none" fo:background-color="transparent" style:font-name-asian="Arial" style:font-style-asian="normal" style:font-name-complex="Arial" style:font-style-complex="normal"/>
    </style:style>
    <style:style style:name="T6" style:family="text">
      <style:text-properties fo:font-variant="normal" fo:text-transform="none" fo:color="#222222" style:text-line-through-style="none" style:font-name="Arial" fo:font-size="11pt" fo:letter-spacing="normal" fo:language="es" fo:country="ES" fo:font-style="normal" style:text-underline-style="none" fo:font-weight="normal" fo:background-color="transparent" style:font-name-asian="Arial" style:font-size-asian="11pt" style:font-style-asian="normal" style:font-name-complex="Arial" style:font-size-complex="11pt" style:font-style-complex="normal"/>
    </style:style>
    <style:style style:name="T7" style:family="text">
      <style:text-properties fo:language="es" fo:country="PY"/>
    </style:style>
    <style:style style:name="T8" style:family="text">
      <style:text-properties fo:language="es" fo:country="PY" officeooo:rsid="000b3654"/>
    </style:style>
    <style:style style:name="T9" style:family="text">
      <style:text-properties officeooo:rsid="000b365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0">Universidad Nacional de Asunción<text:line-break/>Facultad Politécnica</text:h>
      <text:h text:style-name="P22" text:outline-level="10"/>
      <text:h text:style-name="P23" text:outline-level="10">WPM Web Project Manager</text:h>
      <text:h text:style-name="P22" text:outline-level="10"/>
      <text:h text:style-name="P22" text:outline-level="10">Gestión de Configuración – Especificación de Formatos para la documentación</text:h>
      <text:h text:style-name="P22" text:outline-level="10"/>
      <text:h text:style-name="P48" text:outline-level="10">Nombres:</text:h>
      <text:h text:style-name="P52" text:outline-level="10">-<text:span text:style-name="T9">Cristhian Caballero Gini</text:span></text:h>
      <text:h text:style-name="P52" text:outline-level="10">-<text:span text:style-name="T9">Rodrigo Valdez</text:span></text:h>
      <text:h text:style-name="P52" text:outline-level="10">-<text:span text:style-name="T9">Roque G.Vera Ortiz</text:span></text:h>
      <text:h text:style-name="P52" text:outline-level="10"/>
      <text:h text:style-name="P52" text:outline-level="10"/>
      <text:h text:style-name="P53" text:outline-level="10"/>
      <text:h text:style-name="P54" text:outline-level="10">Asunción – Paraguay</text:h>
      <text:h text:style-name="P54" text:outline-level="10">201<text:span text:style-name="T9">4</text:span></text:h>
      <text:h text:style-name="P55" text:outline-level="10"/>
      <text:table-of-content text:style-name="Sect1" text:name="Índice de contenido1">
        <text:table-of-content-source text:outline-level="10" text:use-outline-level="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1">Índice de contenido</text:p>
          </text:index-title>
          <text:p text:style-name="P18">Formato Estándar para Documentos del Proyecto<text:tab/>3</text:p>
          <text:p text:style-name="P20">1. Propósito<text:tab/>3</text:p>
          <text:p text:style-name="P20">2. En archivos<text:tab/>3</text:p>
          <text:p text:style-name="P19">2.1. Nombres<text:tab/>3</text:p>
          <text:p text:style-name="P19">2.2. Formato de los Documentos<text:tab/>3</text:p>
          <text:p text:style-name="P19">2.3. Versiones<text:tab/>3</text:p>
          <text:p text:style-name="P20">3. En Documentos<text:tab/>3</text:p>
          <text:p text:style-name="P19">3.1. Tipo de Documentos<text:tab/>4</text:p>
          <text:p text:style-name="P19">3.2. Títulos<text:tab/>4</text:p>
          <text:p text:style-name="P19">3.3. Esquema de Numeraciones<text:tab/>4</text:p>
          <text:p text:style-name="P19">3.4. Viñetas<text:tab/>5</text:p>
          <text:p text:style-name="P19">3.5. Encabezado y pie de página<text:tab/>5</text:p>
          <text:p text:style-name="P19">3.6. Márgenes<text:tab/>5</text:p>
          <text:p text:style-name="P19">3.7. Párrafos<text:tab/>5</text:p>
          <text:p text:style-name="P19">3.8. Sangría<text:tab/>6</text:p>
          <text:p text:style-name="P19">3.9. Índices<text:tab/>6</text:p>
          <text:p text:style-name="P19">3.10. Figuras<text:tab/>6</text:p>
          <text:p text:style-name="P19">3.11. Tablas<text:tab/>6</text:p>
          <text:p text:style-name="P19">3.12. Código<text:tab/>6</text:p>
          <text:p text:style-name="P19">3.13. Portada<text:tab/>7</text:p>
          <text:p text:style-name="P19">3.14. Tamaño de página<text:tab/>7</text:p>
          <text:p text:style-name="P19">3.15. Estructura del documento<text:tab/>7</text:p>
        </text:index-body>
      </text:table-of-content>
      <text:p text:style-name="P16"/>
      <text:h text:style-name="P24" text:outline-level="10"><text:bookmark-start text:name="h.lmg1cn5g3eve"/><text:toc-mark-start text:id="IMark112178348" text:outline-level="1"/>Formato<text:bookmark-end text:name="h.lmg1cn5g3eve"/> Estándar para Documentos del Proyecto<text:toc-mark-end text:id="IMark112178348"/></text:h>
      <text:h text:style-name="P49" text:outline-level="10"><text:bookmark-start text:name="h.3ssjbxjuq9ea"/><text:toc-mark-start text:id="IMark112178348" text:outline-level="2"/>1.<text:bookmark-end text:name="h.3ssjbxjuq9ea"/> Propósito<text:toc-mark-end text:id="IMark112178348"/></text:h>
      <text:p text:style-name="P10">Este documento se concibe con el propósito de establecer estándares en los distintos aspectos citados como parte del proceso de Gestión de Configuración de Software, el mismo ayudará a la organización y mantenimiento de los artefactos que se vayan elaborando en el transcurso del proyecto de software.</text:p>
      <text:h text:style-name="P50" text:outline-level="10"><text:bookmark-start text:name="h.h0poaffnvddj"/><text:toc-mark-start text:id="IMark112178348" text:outline-level="2"/>2.<text:bookmark-end text:name="h.h0poaffnvddj"/> En archivos<text:toc-mark-end text:id="IMark112178348"/></text:h>
      <text:h text:style-name="P25" text:outline-level="10"><text:bookmark-start text:name="h.efow2afenj76"/><text:toc-mark-start text:id="IMark112178348" text:outline-level="3"/>2.1.<text:bookmark-end text:name="h.efow2afenj76"/> Nombres<text:toc-mark-end text:id="IMark112178348"/></text:h>
      <text:list xml:id="list8298119797029848252" text:style-name="LS1">
        <text:list-item>
          <text:p text:style-name="P43">No deben poseer ningún tipo de acentuación.</text:p>
        </text:list-item>
        <text:list-item>
          <text:p text:style-name="P43">Para la composición de nombres se tendrán en cuenta solamente los caracteres ASCII.</text:p>
        </text:list-item>
        <text:list-item>
          <text:p text:style-name="P43">Se podrán utillizar en la composicion de nombres: letras, dígitos numéricos, guiones y signos de puntutación.</text:p>
        </text:list-item>
      </text:list>
      <text:h text:style-name="P25" text:outline-level="10"><text:bookmark-start text:name="h.3ldwwhvuaxwb"/><text:toc-mark-start text:id="IMark112178972" text:outline-level="3"/>2.2.<text:bookmark-end text:name="h.3ldwwhvuaxwb"/> <text:span text:style-name="T2">Formato de los Documentos</text:span><text:toc-mark-end text:id="IMark112178972"/></text:h>
      <text:p text:style-name="P10">Se utilizará el “Formato de Documento Abierto para Aplicaciones Ofimáticas”.</text:p>
      <text:h text:style-name="P25" text:outline-level="10"><text:bookmark-start text:name="h.cqpqlh42ko8b"/><text:toc-mark-start text:id="IMark112178972" text:outline-level="3"/>2.3.<text:bookmark-end text:name="h.cqpqlh42ko8b"/> <text:span text:style-name="T2">Versiones</text:span><text:toc-mark-end text:id="IMark112178972"/></text:h>
      <text:p text:style-name="P8">Los archivos que pasarán por varias modificaciones y revisiones deberán tener un sistema de nombrado de versiones que se establecerá de la siguiente manera:</text:p>
      <text:p text:style-name="P9"/>
      <text:p text:style-name="P11">TítulodelDocumento_vNúmeroVersion.Extensión de Archivo</text:p>
      <text:p text:style-name="P8"/>
      <text:p text:style-name="P6">Un ejemplo de lo dicho sería: ERS_v2.odt, donde v2 hace referencia a la versión 2 del documento ERS.</text:p>
      <text:p text:style-name="P7">El título del documento deberá ser establecido previo a la creación de la primera versión del archivo por los desarrolladores del proyecto.</text:p>
      <text:h text:style-name="P50" text:outline-level="10"><text:bookmark-start text:name="h.6nnuzgtogunf"/><text:toc-mark-start text:id="IMark112178972" text:outline-level="2"/>3.<text:bookmark-end text:name="h.6nnuzgtogunf"/> En Documentos<text:toc-mark-end text:id="IMark112178972"/></text:h>
      <text:h text:style-name="P25" text:outline-level="10"><text:bookmark-start text:name="h.c11mbpi89olc1"/><text:soft-page-break/><text:toc-mark-start text:id="IMark112178972" text:outline-level="3"/>3.1.<text:bookmark-end text:name="h.c11mbpi89olc1"/> Tipo de Documentos<text:toc-mark-end text:id="IMark112178972"/></text:h>
      <text:h text:style-name="P45" text:outline-level="9">Los tipos de documentos que se ajustarán a los estándares definidos en el presente documento, son, en un principio, todos los que puedan considerarse como artefactos de software que requieran de una documentación basada en el lenguaje común, así como de gráficos (tablas y similares).</text:h>
      <text:h text:style-name="P45" text:outline-level="9">Así pues, entre los documentos que se apegarán a estas convenciones tenemos al ERS (Especificación de los Requerimientos de Software), Diseño del proyecto, Informes, Planificación de Actividades y otros documentos que puedan surgir en la medida de lo requerido.</text:h>
      <text:h text:style-name="P27" text:outline-level="10"><text:bookmark-start text:name="h.c11mbpi89olc11"/>3.1.<text:bookmark-end text:name="h.c11mbpi89olc11"/>1. Planillas Electrónicas</text:h>
      <text:h text:style-name="P45" text:outline-level="9">En el caso particular de las planillas electrónicas, estas contarán con la información necesaria para identificar al grupo de trabajo, antes del contenido principal de la misma.</text:h>
      <text:h text:style-name="P45" text:outline-level="9">El documento de Planificación de Actividades consistirá en una planilla electrónica, la cual empleará colores como referencia para indicar el grado de cumplimiento de los plazos fijados. Todo elemento empleado en la tabla deberá explicarse en una tabla separada en la misma hoja o en la última del libro.</text:h>
      <text:h text:style-name="P28" text:outline-level="10"><text:bookmark-start text:name="h.c11mbpi89olc"/><text:toc-mark-start text:id="IMark112178972" text:outline-level="3"/>3.2.<text:bookmark-end text:name="h.c11mbpi89olc"/> Títulos<text:toc-mark-end text:id="IMark112178972"/></text:h>
      <text:p text:style-name="P3">Al esquema de títulos se le deberán establecer los siguientes estilos:</text:p>
      <text:list xml:id="list5239278290047411530" text:style-name="LS2">
        <text:list-item>
          <text:p text:style-name="P44">Tipografía: Arial</text:p>
        </text:list-item>
        <text:list-item>
          <text:p text:style-name="P44">Estilo de fuente: Negrita</text:p>
        </text:list-item>
      </text:list>
      <text:p text:style-name="P17">El tamaño de fuente utilizada variará dependiendo de dónde se encuentre el título en la jerarquía del documento:</text:p>
      <text:list xml:id="list8735298329961730149" text:style-name="LS3">
        <text:list-item>
          <text:p text:style-name="P35">Título Principal con tamaño de fuente de 18px</text:p>
        </text:list-item>
        <text:list-item>
          <text:p text:style-name="P35">Título Secundario con tamaño de fuente de 14px</text:p>
        </text:list-item>
        <text:list-item>
          <text:p text:style-name="P38">Título Terciario con tamaño de fuente de 12px</text:p>
        </text:list-item>
        <text:list-item>
          <text:p text:style-name="P38">Títulos de profundidades superiores con un tamaño de fuente de 11px</text:p>
        </text:list-item>
      </text:list>
      <text:h text:style-name="P29" text:outline-level="10"><text:bookmark-start text:name="h.mtenj5r7ekqc"/><text:toc-mark-start text:id="IMark112178972" text:outline-level="3"/>3.3.<text:bookmark-end text:name="h.mtenj5r7ekqc"/> Esquema de Numeraciones<text:toc-mark-end text:id="IMark112178972"/></text:h>
      <text:h text:style-name="P30" text:outline-level="10">3.3.1. Para títulos</text:h>
      <text:p text:style-name="P13"><text:tab/>Los títulos de sección así como los subtítulos emplearán el siguiente formato en cuanto a la numeración:</text:p>
      <text:p text:style-name="P12"><text:tab/>1. Título de sección 1</text:p>
      <text:p text:style-name="P12"><text:tab/>1.1. Subtítulo nivel 1</text:p>
      <text:p text:style-name="P12"><text:tab/>1.1.2. Subtítulo nivel 2</text:p>
      <text:p text:style-name="P12"><text:soft-page-break/><text:tab/>…</text:p>
      <text:p text:style-name="P12"><text:tab/>2. Título de sección 2</text:p>
      <text:p text:style-name="P12"><text:tab/>2.1. Subtítulo nivel 1</text:p>
      <text:p text:style-name="P12"><text:tab/>…</text:p>
      <text:h text:style-name="P31" text:outline-level="10">3.3.2. Para citaciones</text:h>
      <text:p text:style-name="P15"><text:tab/>Las citas de elementos enumerados serán realizadas empleando números seguidos por un punto. Con una separación de una tabulación del margen. <text:s/>Ejemplo:</text:p>
      <text:p text:style-name="P14"><text:tab/>1. Elemento A</text:p>
      <text:p text:style-name="P14"><text:tab/>2. Elemento B</text:p>
      <text:p text:style-name="P14"><text:tab/>...</text:p>
      <text:h text:style-name="P31" text:outline-level="10"><text:bookmark-start text:name="h.e256j5aqgfr2"/>3.3.<text:bookmark-end text:name="h.e256j5aqgfr2"/>3. Para páginas</text:h>
      <text:p text:style-name="P13"><text:tab/>Se enumeran todas las páginas, desde la página de título hasta la página de</text:p>
      <text:p text:style-name="P13">referencias empleando numerales arábicos, el número deberá ir en la esquina inferior derecha de la página.</text:p>
      <text:h text:style-name="P26" text:outline-level="10"><text:bookmark-start text:name="h.d1lxes6d2qni1"/><text:toc-mark-start text:id="IMark112178972" text:outline-level="3"/>3.4.<text:bookmark-end text:name="h.d1lxes6d2qni1"/> Viñetas<text:toc-mark-end text:id="IMark112178972"/></text:h>
      <text:p text:style-name="P15"><text:tab/>Elementos citados no enumerados serán realizados utilizando viñetas con el símbolo de un circulo negro, con una separación de una tabulación del margen para el texto. Ejemplo:</text:p>
      <text:list xml:id="list83232326147948" text:continue-numbering="true" text:style-name="LS3">
        <text:list-item>
          <text:p text:style-name="P38">Elemento A</text:p>
        </text:list-item>
        <text:list-item>
          <text:p text:style-name="P38">Elemento B</text:p>
        </text:list-item>
        <text:list-item>
          <text:p text:style-name="P38">...</text:p>
        </text:list-item>
      </text:list>
      <text:h text:style-name="P25" text:outline-level="10"><text:bookmark-start text:name="h.d1lxes6d2qni"/><text:toc-mark-start text:id="IMark112178348" text:outline-level="3"/>3.5.<text:bookmark-end text:name="h.d1lxes6d2qni"/> Encabezado y pie de página<text:toc-mark-end text:id="IMark112178348"/></text:h>
      <text:p text:style-name="P4"><text:tab/>En el encabezado se deberá especificar el nombre del proyecto en la esquina superior derecha, el nombre de la organización que promueve el proyecto en la esquina superior izquierda. Centrada y en una nueva línea, el nombre del tipo de documento redactado.</text:p>
      <text:p text:style-name="P5"><text:tab/>En el pie de página se especificará el número de página en el lado derecho.</text:p>
      <text:p text:style-name="P5"><text:tab/>Los mismos deberán estar en Arial en tamaño 11, negrita.</text:p>
      <text:p text:style-name="P5"/>
      <text:h text:style-name="P28" text:outline-level="10"><text:bookmark-start text:name="h.96hu1kwnolgx"/><text:toc-mark-start text:id="IMark112178348" text:outline-level="3"/>3.<text:bookmark-end text:name="h.96hu1kwnolgx"/>6. Márgenes<text:toc-mark-end text:id="IMark112178348"/></text:h>
      <text:p text:style-name="P7"><text:soft-page-break/>Se tendrá en cuenta una (1) pulgada en los márgenes superior, inferior y derecho de la página. El margen izquierdo deberá ser de 1 ½, (4 cm).</text:p>
      <text:h text:style-name="P25" text:outline-level="10"><text:bookmark-start text:name="h.s10767wfy4y"/><text:toc-mark-start text:id="IMark112178348" text:outline-level="3"/>3.7.<text:bookmark-end text:name="h.s10767wfy4y"/> Párrafos<text:toc-mark-end text:id="IMark112178348"/></text:h>
      <text:p text:style-name="P9">Para la letra de texto común en los párrafos y enumeraciones se tendrán en cuenta: </text:p>
      <text:list xml:id="list9" text:style-name="LS2">
        <text:list-item>
          <text:p text:style-name="P44">Tipografía: Arial</text:p>
        </text:list-item>
        <text:list-item>
          <text:p text:style-name="P44">Interlineado: 1,5px</text:p>
        </text:list-item>
        <text:list-item>
          <text:p text:style-name="P36">Tamaño de fuente: 11px</text:p>
        </text:list-item>
      </text:list>
      <text:p text:style-name="P2"><text:tab/>Todos los párrafos deberán estar con estilo de línea justificado.</text:p>
      <text:h text:style-name="P25" text:outline-level="10"><text:bookmark-start text:name="h.k4clybltmi5m"/><text:toc-mark-start text:id="IMark112178972" text:outline-level="3"/>3.8.<text:bookmark-end text:name="h.k4clybltmi5m"/> Sangría<text:toc-mark-end text:id="IMark112178972"/></text:h>
      <text:p text:style-name="P8">Se sangran de once (11) espacios de la primera línea de cada párrafo. No se debe sangrar la reseña, los títulos y cabeceras, los títulos de tabla y de figura.</text:p>
      <text:h text:style-name="P33" text:outline-level="10"><text:bookmark-start text:name="h.xb7092xvyhnk"/><text:toc-mark-start text:id="IMark112178972" text:outline-level="3"/>3.9.<text:bookmark-end text:name="h.xb7092xvyhnk"/> Índices<text:toc-mark-end text:id="IMark112178972"/></text:h>
      <text:p text:style-name="P13"><text:tab/>Los índices deberán realizarse luego de la portada del documento, en este se establecerán: Las secciones en el margen izquierdo y el número de página en el derecho. Las secciones que se establecerán en el índice corresponderán a aquellos con títulos de grado principal, secundario y en caso de ser necesario, terciario.</text:p>
      <text:h text:style-name="P32" text:outline-level="10"><text:bookmark-start text:name="h.u3lucwyn3diq1"/><text:toc-mark-start text:id="IMark112178972" text:outline-level="3"/><text:span text:style-name="T3">3.10.</text:span><text:bookmark-end text:name="h.u3lucwyn3diq1"/><text:span text:style-name="T3"> Figuras</text:span><text:toc-mark-end text:id="IMark112178972"/></text:h>
      <text:h text:style-name="P37" text:outline-level="10"><text:tab/>Las figuras deberán ser <text:s/>centradas y sin compartir líneas con texto. Opcionalmente pueden estar seguidas de una descripción de la misma, indicando su nombre con el formato “FiguraX.” donde “X” se reemplaza con un número cuyo orden se establecerá secuencialmente según el orden en que vayan apareciendo las figuras en el documento, y pudiendo su nombre emplearse como referencia a la misma.</text:h>
      <text:h text:style-name="P32" text:outline-level="10"><text:bookmark-start text:name="h.u3lucwyn3diq11"/><text:toc-mark-start text:id="IMark112178972" text:outline-level="3"/><text:span text:style-name="T3">3.11.</text:span><text:bookmark-end text:name="h.u3lucwyn3diq11"/><text:span text:style-name="T3"> Tablas</text:span><text:toc-mark-end text:id="IMark112178972"/></text:h>
      <text:h text:style-name="P37" text:outline-level="10"><text:tab/>Las tablas deberán estar <text:s/>centradas y sin compartir líneas con texto. Opcionalmente pueden estar seguidas de una descripción de la misma, indicando su nombre con el formato “TablaX.” donde “X” se reemplaza con un número cuyo orden se establecerá secuencialmente según el orden en que vayan apareciendo otras tablas en el documento, y pudiendo su nombre emplearse como referencia a la misma.</text:h>
      <text:h text:style-name="P32" text:outline-level="10"><text:bookmark-start text:name="h.u3lucwyn3diq111"/><text:soft-page-break/><text:toc-mark-start text:id="IMark112178972" text:outline-level="3"/><text:span text:style-name="T3">3.1</text:span><text:bookmark-end text:name="h.u3lucwyn3diq111"/><text:span text:style-name="T3">2. Código</text:span><text:toc-mark-end text:id="IMark112178972"/></text:h>
      <text:h text:style-name="P46" text:outline-level="10"><text:span text:style-name="T4">El código de programas en algún lenguaje en particular o pseudo-código deberá, siendo esta la única excepción, utilizar la tipog</text:span><text:span text:style-name="T5">rafía “U</text:span><text:span text:style-name="T6">buntu Monospace”</text:span><text:span text:style-name="T5"> <text:s/>en tamaño 11. Además se deberán mostrar los números de línea del mismo para poder, en otros segmentos, hacer referencia a los mismos. Los fragmentos de código llevarán como título centrado, sin negrita, el nombre del código con el formato “CódigoX.” donde “X” se reemplaza con un número cuyo orden se establecerá secuencialmente según el orden en que vayan apareciendo fragmentos en el documento. Como descripción, y a modo explicativo, se podrá especificar un nombre al código, de poseer uno o si el mismo describe su función, el mismo iría junto con el título de forma opcional.</text:span></text:h>
      <text:h text:style-name="P32" text:outline-level="10"><text:bookmark-start text:name="h.u3lucwyn3diq"/><text:toc-mark-start text:id="IMark112178972" text:outline-level="3"/><text:span text:style-name="T3">3.13.</text:span><text:bookmark-end text:name="h.u3lucwyn3diq"/><text:span text:style-name="T3"> Portada</text:span><text:toc-mark-end text:id="IMark112178972"/></text:h>
      <text:p text:style-name="P13"><text:tab/>La portada deberá empezar con el nombre de la organización que promueve el proyecto y donde dos (2) líneas separarán tanto: el nombre del proyecto como del documento que se entregará. Más abajo separado de cuatro (4) líneas del nombre del documento, los nombres de los encargados de la realización del proyecto y cuatro (4) líneas más abajo año y lugar (ciudad y país) de la realización.</text:p>
      <text:h text:style-name="P25" text:outline-level="10"><text:bookmark-start text:name="h.qglayjbgzf5y"/><text:toc-mark-start text:id="IMark112178972" text:outline-level="3"/>3.1<text:bookmark-end text:name="h.qglayjbgzf5y"/>4. Tamaño de página<text:toc-mark-end text:id="IMark112178972"/></text:h>
      <text:p text:style-name="P12"><text:tab/>El tamaño de la hoja que se utilizará para realizar el documento será A4.</text:p>
      <text:h text:style-name="P25" text:outline-level="10"><text:bookmark-start text:name="h.qglayjbgzf5y2"/><text:toc-mark-start text:id="IMark112178972" text:outline-level="3"/>3.1<text:bookmark-end text:name="h.qglayjbgzf5y2"/>5. Estructura del documento<text:toc-mark-end text:id="IMark112178972"/></text:h>
      <text:h text:style-name="P47" text:outline-level="10">Los documentos presentados que se apeguen a estas convenciones deberán contar, como mínimo con:</text:h>
      <text:list xml:id="list83232368168532" text:continue-numbering="true" text:style-name="LS2">
        <text:list-item>
          <text:h text:style-name="P39" text:outline-level="10">Una portada</text:h>
        </text:list-item>
        <text:list-item>
          <text:h text:style-name="P39" text:outline-level="10">Un índice</text:h>
        </text:list-item>
        <text:list-item>
          <text:h text:style-name="P39" text:outline-level="10">Y una sección de “Propósito”, en el cuerpo del contenido.</text:h>
        </text:list-item>
      </text:list>
      <text:h text:style-name="P40" text:outline-level="10"><text:tab/>De forma más específica los documentos de los siguientes tipos deben contar con la estructura descripta a continuación:</text:h>
      <text:h text:style-name="P40" text:outline-level="10">Especificación de los Requerimientos del Software:</text:h>
      <text:list xml:id="list83232370171750" text:continue-numbering="true" text:style-name="LS2">
        <text:list-item>
          <text:h text:style-name="P41" text:outline-level="10">Introducción: Breve descripción del documento presentado, su propósito y a quienes va dirigido.</text:h>
        </text:list-item>
        <text:list-item>
          <text:h text:style-name="P41" text:outline-level="10">Glosario: Conglomerado de definiciones de términos empleados a lo largo del documento y cuya aclaración se considera fundamental para la correcta apreciación del mismo.</text:h>
        </text:list-item>
        <text:list-item>
          <text:h text:style-name="P41" text:outline-level="10"><text:soft-page-break/>Descripción Global: Descripción desde un punto de vista general de las prestaciones, características y propósitos del proyecto.</text:h>
        </text:list-item>
        <text:list-item>
          <text:h text:style-name="P41" text:outline-level="10">Requerimientos Funcionales: Listado de los Requerimientos Funcionales del Sistema, separados en secciones según convenga.</text:h>
        </text:list-item>
        <text:list-item>
          <text:h text:style-name="P41" text:outline-level="10">Requerimientos no Funcionales: Listado de los Requerimientos no Funcionales del Sistema, separados en secciones según convenga.</text:h>
        </text:list-item>
        <text:list-item>
          <text:h text:style-name="P41" text:outline-level="10">Diagrama de Casos de Uso: Diagrama general de casos de uso del sistema.</text:h>
        </text:list-item>
        <text:list-item>
          <text:h text:style-name="P41" text:outline-level="10">Diagrama de Base de Datos: Diagrama general de la base de datos.</text:h>
        </text:list-item>
        <text:list-item>
          <text:h text:style-name="P41" text:outline-level="10">Aprovación del ERS: Que consiste en la prueba que avala la aprobación de lo establecido en el documento.</text:h>
        </text:list-item>
      </text:list>
      <text:h text:style-name="P42" text:outline-level="10">Gestión de Configuración de Software:</text:h>
      <text:list xml:id="list83232374144582" text:continue-numbering="true" text:style-name="LS2">
        <text:list-item>
          <text:h text:style-name="P41" text:outline-level="10">Proposito: Establece el propósito de la elaboración y presentación del documento, “el hecho de fijar estándares y convenciones para los documentos”.</text:h>
        </text:list-item>
        <text:list-item>
          <text:h text:style-name="P41" text:outline-level="10">Formato estandar para documentos del proyecto: Indica el contenido del documento, y a continuación se establece el propósito del mismo.</text:h>
        </text:list-item>
        <text:list-item>
          <text:h text:style-name="P41" text:outline-level="10">En Archivos: Establece los estándares y convenciones referentes al formato de los documentos a emplear y convenciones del formato de las cadenas de texto empleadas para nombrarlos.</text:h>
        </text:list-item>
        <text:list-item>
          <text:h text:style-name="P41" text:outline-level="10">En Documentos: Establece los estándares para el contenido, formato, estructura y estilos del contenido de los documentos.</text:h>
        </text:list-item>
      </text:list>
      <text:h text:style-name="P42" text:outline-level="10">Informes:</text:h>
      <text:list xml:id="list83232376156049" text:continue-numbering="true" text:style-name="LS2">
        <text:list-item>
          <text:h text:style-name="P41" text:outline-level="10">Introducción: Breve descripción del documento presentado, su propósito y a quienes va dirigido.</text:h>
        </text:list-item>
        <text:list-item>
          <text:h text:style-name="P41" text:outline-level="10">Informes: Sección principal que indica el cuerpo del documento y que contendrá una sección de “Descripción del Informe” y “Presentación” por cada informe especificado.</text:h>
        </text:list-item>
        <text:list-item>
          <text:h text:style-name="P41" text:outline-level="10">Descripción del Informe: Descripción textual del informe presentado, con los campos a incluir y datos extras como membretes, logotipos, etc. </text:h>
        </text:list-item>
        <text:list-item>
          <text:h text:style-name="P41" text:outline-level="10">Presentación: Una presentación visual a modo de ejemplo de cómo luciría el informe descripto.</text:h>
          <text:h text:style-name="P41" text:outline-level="10"/>
        </text:list-item>
      </text:list>
      <text:h text:style-name="P42" text:outline-level="10">Planilla de Planificación:</text:h>
      <text:list xml:id="list83232379158812" text:continue-numbering="true" text:style-name="LS2">
        <text:list-item>
          <text:h text:style-name="P41" text:outline-level="10">Primera Hoja: Cuenta con la planilla de planificación, empleando coloreado y abreviaturas, las cuales se deberán aclaran en una tabla separada a modo de referencia. En la tabla definida en esta hoja se tendrán módulos y casos <text:soft-page-break/>de uso, las fechas que se espera durará su planificación, desarrollo e implementación, así como los encargado a realizar estas labores.</text:h>
        </text:list-item>
        <text:list-item>
          <text:h text:style-name="P41" text:outline-level="10">Hojas intermedias: Cuenta con las planificaciones entregadas en iteraciones anteriores, a modo de historial.</text:h>
        </text:list-item>
        <text:list-item>
          <text:h text:style-name="P41" text:outline-level="10">Hoja final: En la hoja final se podrá agregar tablas o referencias que ayuden a aclarar la codificación de colores o abreviatura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4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9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46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353cm" style:contextual-spacing="false" fo:line-height="100%" fo:text-align="center" style:justify-single-word="false" fo:text-indent="0cm" style:auto-text-indent="false" style:page-number="auto" fo:break-before="auto" fo:break-after="auto" style:writing-mode="lr-tb"/>
      <style:text-properties fo:font-size="10pt" fo:language="es" fo:country="ES" fo:font-weight="bold" officeooo:paragraph-rsid="000b3654" style:font-size-asian="10pt" style:font-weight-asian="bold" style:font-size-complex="10pt" style:font-weight-complex="bold"/>
    </style:style>
    <style:style style:name="MP2" style:family="paragraph" style:parent-style-name="Standard">
      <style:paragraph-properties fo:margin-left="0cm" fo:margin-right="0cm" fo:margin-top="0cm" fo:margin-bottom="0.353cm" style:contextual-spacing="false" fo:line-height="100%" fo:text-align="center" style:justify-single-word="false" fo:text-indent="0cm" style:auto-text-indent="false" style:writing-mode="lr-tb"/>
      <style:text-properties fo:font-size="10pt" fo:language="es" fo:country="ES" fo:font-weight="bold" style:font-size-asian="10pt" style:font-weight-asian="bold" style:font-size-complex="10pt" style:font-weight-complex="bold"/>
    </style:style>
    <style:style style:name="MT1" style:family="text">
      <style:text-properties fo:language="es" fo:country="PY" officeooo:rsid="000b3654"/>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4.001cm" fo:margin-right="2.54cm" fo:border="none" fo:padding="0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1.39cm" fo:margin-left="0cm" fo:margin-right="0cm" fo:margin-bottom="1.2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acultad Politécnica<text:tab/><text:tab/><text:tab/><text:tab/><text:span text:style-name="MT1">WPM Web Project Manager</text:span></text:p>
        <text:p text:style-name="MP2">Gestión<text:span text:style-name="MT2"> de Configuración de Softwar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
    <meta:initial-creator/>
    <meta:editing-cycles>27</meta:editing-cycles>
    <dc:date>2014-03-17T08:32:32.046000000</dc:date>
    <meta:editing-duration>PT1H58M48S</meta:editing-duration>
    <meta:document-statistic meta:table-count="0" meta:image-count="0" meta:object-count="0" meta:page-count="9" meta:paragraph-count="144" meta:word-count="1741" meta:character-count="10782" meta:non-whitespace-character-count="9188"/>
  </office:meta>
</office:document-meta>
</file>